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2.29pt"/>
    </style:style>
    <style:style style:name="co3" style:family="table-column">
      <style:table-column-properties fo:break-before="auto" style:column-width="105.9pt"/>
    </style:style>
    <style:style style:name="co4" style:family="table-column">
      <style:table-column-properties fo:break-before="auto" style:column-width="80.19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57.46pt"/>
    </style:style>
    <style:style style:name="co7" style:family="table-column">
      <style:table-column-properties fo:break-before="auto" style:column-width="40.56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33.8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aecf00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99ccff"/>
      <style:text-properties fo:font-size="10pt" style:font-size-asian="10pt" style:font-size-complex="10pt"/>
    </style:style>
    <style:style style:name="ce11" style:family="table-cell" style:parent-style-name="Default" style:data-style-name="N104">
      <style:text-properties fo:font-size="10pt" style:font-size-asian="10pt" style:font-size-complex="10pt"/>
    </style:style>
    <style:style style:name="ce12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0pt" style:font-size-asian="10pt" style:font-size-complex="1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0pt" style:font-size-asian="10pt" style:font-size-complex="10pt"/>
    </style:style>
    <style:style style:name="ce19" style:family="table-cell" style:parent-style-name="Default" style:data-style-name="N2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ff99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5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" table:number-columns-repeated="1016" table:default-cell-style-name="ce6"/>
        <table:table-row table:style-name="ro1">
          <table:table-cell table:style-name="ce1" office:value-type="string" calcext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19"/>
          <table:table-cell table:number-columns-repeated="1016"/>
        </table:table-row>
        <table:table-row table:style-name="ro2">
          <table:table-cell table:style-name="ce3" office:value-type="string" calcext:value-type="string">
            <text:p>Hotel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Price (normalized)</text:p>
          </table:table-cell>
          <table:table-cell table:style-name="ce7" office:value-type="string" calcext:value-type="string">
            <text:p>Square Root of Median Income (normalized)</text:p>
          </table:table-cell>
          <table:table-cell table:style-name="ce7" office:value-type="string" calcext:value-type="string">
            <text:p>College Students in Area (normalized)</text:p>
          </table:table-cell>
          <table:table-cell table:style-name="ce16" office:value-type="string" calcext:value-type="string">
            <text:p>State Population Per Inn (normalized)</text:p>
          </table:table-cell>
          <table:table-cell table:style-name="ce19" office:value-type="string" calcext:value-type="string">
            <text:p>Intercept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Selected</text:p>
          </table:table-cell>
          <table:table-cell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style-name="ce11" office:value-type="currency" office:currency="USD" office:value="2925000" calcext:value-type="currency">
            <text:p>$2,925,000.00</text:p>
          </table:table-cell>
          <table:table-cell table:style-name="ce13" office:value-type="float" office:value="-0.301823318212882" calcext:value-type="float">
            <text:p>-0.30</text:p>
          </table:table-cell>
          <table:table-cell table:style-name="ce13" office:value-type="float" office:value="-0.812779738215407" calcext:value-type="float">
            <text:p>-0.81</text:p>
          </table:table-cell>
          <table:table-cell table:style-name="ce13" office:value-type="float" office:value="-0.536413473134807" calcext:value-type="float">
            <text:p>-0.54</text:p>
          </table:table-cell>
          <table:table-cell table:style-name="ce17" office:value-type="float" office:value="-0.995986621264154" calcext:value-type="float">
            <text:p>-1.00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4:.H4];[.$D$20:.$H$20])" office:value-type="float" office:value="44.2423687894113" calcext:value-type="float">
            <text:p>44.24236878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style-name="ce11" office:value-type="currency" office:currency="USD" office:value="10000000" calcext:value-type="currency">
            <text:p>$10,000,000.00</text:p>
          </table:table-cell>
          <table:table-cell table:style-name="ce13" office:value-type="float" office:value="1.69907619299956" calcext:value-type="float">
            <text:p>1.70</text:p>
          </table:table-cell>
          <table:table-cell table:style-name="ce13" office:value-type="float" office:value="-0.40819856338797" calcext:value-type="float">
            <text:p>-0.41</text:p>
          </table:table-cell>
          <table:table-cell table:style-name="ce13" office:value-type="float" office:value="0.311669147486606" calcext:value-type="float">
            <text:p>0.31</text:p>
          </table:table-cell>
          <table:table-cell table:style-name="ce17" office:value-type="float" office:value="-0.47427934345912" calcext:value-type="float">
            <text:p>-0.47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5:.H5];[.$D$20:.$H$20])" office:value-type="float" office:value="53.3791923080617" calcext:value-type="float">
            <text:p>53.379192308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style-name="ce11" office:value-type="currency" office:currency="USD" office:value="3750000" calcext:value-type="currency">
            <text:p>$3,750,000.00</text:p>
          </table:table-cell>
          <table:table-cell table:style-name="ce13" office:value-type="float" office:value="-0.0685028805096647" calcext:value-type="float">
            <text:p>-0.07</text:p>
          </table:table-cell>
          <table:table-cell table:style-name="ce13" office:value-type="float" office:value="-0.40819856338797" calcext:value-type="float">
            <text:p>-0.41</text:p>
          </table:table-cell>
          <table:table-cell table:style-name="ce13" office:value-type="float" office:value="0.311669147486606" calcext:value-type="float">
            <text:p>0.31</text:p>
          </table:table-cell>
          <table:table-cell table:style-name="ce17" office:value-type="float" office:value="-0.47427934345912" calcext:value-type="float">
            <text:p>-0.47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6:.H6];[.$D$20:.$H$20])" office:value-type="float" office:value="43.0211789372976" calcext:value-type="float">
            <text:p>43.021178937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style-name="ce11" office:value-type="currency" office:currency="USD" office:value="3500000" calcext:value-type="currency">
            <text:p>$3,500,000.00</text:p>
          </table:table-cell>
          <table:table-cell table:style-name="ce13" office:value-type="float" office:value="-0.139206043450034" calcext:value-type="float">
            <text:p>-0.14</text:p>
          </table:table-cell>
          <table:table-cell table:style-name="ce13" office:value-type="float" office:value="-0.40819856338797" calcext:value-type="float">
            <text:p>-0.41</text:p>
          </table:table-cell>
          <table:table-cell table:style-name="ce13" office:value-type="float" office:value="0.311669147486606" calcext:value-type="float">
            <text:p>0.31</text:p>
          </table:table-cell>
          <table:table-cell table:style-name="ce17" office:value-type="float" office:value="-0.47427934345912" calcext:value-type="float">
            <text:p>-0.47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7:.H7];[.$D$20:.$H$20])" office:value-type="float" office:value="42.606858402467" calcext:value-type="float">
            <text:p>42.606858402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style-name="ce11" office:value-type="currency" office:currency="USD" office:value="325000" calcext:value-type="currency">
            <text:p>$325,000.00</text:p>
          </table:table-cell>
          <table:table-cell table:style-name="ce13" office:value-type="float" office:value="-1.03713621279272" calcext:value-type="float">
            <text:p>-1.04</text:p>
          </table:table-cell>
          <table:table-cell table:style-name="ce13" office:value-type="float" office:value="-0.40819856338797" calcext:value-type="float">
            <text:p>-0.41</text:p>
          </table:table-cell>
          <table:table-cell table:style-name="ce13" office:value-type="float" office:value="0.311669147486606" calcext:value-type="float">
            <text:p>0.31</text:p>
          </table:table-cell>
          <table:table-cell table:style-name="ce17" office:value-type="float" office:value="-0.47427934345912" calcext:value-type="float">
            <text:p>-0.47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8:.H8];[.$D$20:.$H$20])" office:value-type="float" office:value="37.3449876101189" calcext:value-type="float">
            <text:p>37.344987610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style-name="ce11" office:value-type="currency" office:currency="USD" office:value="8950000" calcext:value-type="currency">
            <text:p>$8,950,000.00</text:p>
          </table:table-cell>
          <table:table-cell table:style-name="ce13" office:value-type="float" office:value="1.40212290865001" calcext:value-type="float">
            <text:p>1.40</text:p>
          </table:table-cell>
          <table:table-cell table:style-name="ce13" office:value-type="float" office:value="0.65784481555623" calcext:value-type="float">
            <text:p>0.66</text:p>
          </table:table-cell>
          <table:table-cell table:style-name="ce13" office:value-type="float" office:value="0.483711134705849" calcext:value-type="float">
            <text:p>0.48</text:p>
          </table:table-cell>
          <table:table-cell table:style-name="ce17" office:value-type="float" office:value="-0.557278228564467" calcext:value-type="float">
            <text:p>-0.56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9:.H9];[.$D$20:.$H$20])" office:value-type="float" office:value="49.0950694668893" calcext:value-type="float">
            <text:p>49.095069466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style-name="ce11" office:value-type="currency" office:currency="USD" office:value="1950000" calcext:value-type="currency">
            <text:p>$1,950,000.00</text:p>
          </table:table-cell>
          <table:table-cell table:style-name="ce13" office:value-type="float" office:value="-0.577565653680321" calcext:value-type="float">
            <text:p>-0.58</text:p>
          </table:table-cell>
          <table:table-cell table:style-name="ce13" office:value-type="float" office:value="0.167685861269989" calcext:value-type="float">
            <text:p>0.17</text:p>
          </table:table-cell>
          <table:table-cell table:style-name="ce13" office:value-type="float" office:value="3.10621450397355" calcext:value-type="float">
            <text:p>3.11</text:p>
          </table:table-cell>
          <table:table-cell table:style-name="ce17" office:value-type="float" office:value="3.10652969965725" calcext:value-type="float">
            <text:p>3.11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0:.H10];[.$D$20:.$H$20])" office:value-type="float" office:value="23.776865664917" calcext:value-type="float">
            <text:p>23.776865664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style-name="ce11" office:value-type="currency" office:currency="USD" office:value="1750000" calcext:value-type="currency">
            <text:p>$1,750,000.00</text:p>
          </table:table-cell>
          <table:table-cell table:style-name="ce13" office:value-type="float" office:value="-0.634128184032617" calcext:value-type="float">
            <text:p>-0.63</text:p>
          </table:table-cell>
          <table:table-cell table:style-name="ce13" office:value-type="float" office:value="0.167685861269989" calcext:value-type="float">
            <text:p>0.17</text:p>
          </table:table-cell>
          <table:table-cell table:style-name="ce13" office:value-type="float" office:value="3.10621450397355" calcext:value-type="float">
            <text:p>3.11</text:p>
          </table:table-cell>
          <table:table-cell table:style-name="ce17" office:value-type="float" office:value="3.10652969965725" calcext:value-type="float">
            <text:p>3.11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1:.H11];[.$D$20:.$H$20])" office:value-type="float" office:value="23.4454092370526" calcext:value-type="float">
            <text:p>23.445409237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style-name="ce11" office:value-type="currency" office:currency="USD" office:value="4900000" calcext:value-type="currency">
            <text:p>$4,900,000.00</text:p>
          </table:table-cell>
          <table:table-cell table:style-name="ce13" office:value-type="float" office:value="0.256731669016033" calcext:value-type="float">
            <text:p>0.26</text:p>
          </table:table-cell>
          <table:table-cell table:style-name="ce13" office:value-type="float" office:value="0.167685861269989" calcext:value-type="float">
            <text:p>0.17</text:p>
          </table:table-cell>
          <table:table-cell table:style-name="ce13" office:value-type="float" office:value="3.10621450397355" calcext:value-type="float">
            <text:p>3.11</text:p>
          </table:table-cell>
          <table:table-cell table:style-name="ce17" office:value-type="float" office:value="3.10652969965725" calcext:value-type="float">
            <text:p>3.11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2:.H12];[.$D$20:.$H$20])" office:value-type="float" office:value="28.6658479759177" calcext:value-type="float">
            <text:p>28.665847975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style-name="ce11" office:value-type="currency" office:currency="USD" office:value="1650000" calcext:value-type="currency">
            <text:p>$1,650,000.00</text:p>
          </table:table-cell>
          <table:table-cell table:style-name="ce13" office:value-type="float" office:value="-0.662409449208764" calcext:value-type="float">
            <text:p>-0.66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7" office:value-type="float" office:value="-0.426851409113208" calcext:value-type="float">
            <text:p>-0.43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3:.H13];[.$D$20:.$H$20])" office:value-type="float" office:value="38.8806731128743" calcext:value-type="float">
            <text:p>38.880673112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style-name="ce11" office:value-type="currency" office:currency="USD" office:value="1125000" calcext:value-type="currency">
            <text:p>$1,125,000.00</text:p>
          </table:table-cell>
          <table:table-cell table:style-name="ce13" office:value-type="float" office:value="-0.810886091383539" calcext:value-type="float">
            <text:p>-0.81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7" office:value-type="float" office:value="-0.426851409113208" calcext:value-type="float">
            <text:p>-0.43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4:.H14];[.$D$20:.$H$20])" office:value-type="float" office:value="38.0105999897302" calcext:value-type="float">
            <text:p>38.010599989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style-name="ce11" office:value-type="currency" office:currency="USD" office:value="2500000" calcext:value-type="currency">
            <text:p>$2,500,000.00</text:p>
          </table:table-cell>
          <table:table-cell table:style-name="ce13" office:value-type="float" office:value="-0.42201869521151" calcext:value-type="float">
            <text:p>-0.42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7" office:value-type="float" office:value="-0.426851409113208" calcext:value-type="float">
            <text:p>-0.43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5:.H15];[.$D$20:.$H$20])" office:value-type="float" office:value="40.2893629312982" calcext:value-type="float">
            <text:p>40.289362931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style-name="ce11" office:value-type="currency" office:currency="USD" office:value="1975000" calcext:value-type="currency">
            <text:p>$1,975,000.00</text:p>
          </table:table-cell>
          <table:table-cell table:style-name="ce13" office:value-type="float" office:value="-0.570495337386284" calcext:value-type="float">
            <text:p>-0.57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7" office:value-type="float" office:value="-0.426851409113208" calcext:value-type="float">
            <text:p>-0.43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6:.H16];[.$D$20:.$H$20])" office:value-type="float" office:value="39.4192898081541" calcext:value-type="float">
            <text:p>39.419289808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style-name="ce11" office:value-type="currency" office:currency="USD" office:value="3750000" calcext:value-type="currency">
            <text:p>$3,750,000.00</text:p>
          </table:table-cell>
          <table:table-cell table:style-name="ce13" office:value-type="float" office:value="-0.0685028805096647" calcext:value-type="float">
            <text:p>-0.07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7" office:value-type="float" office:value="-0.426851409113208" calcext:value-type="float">
            <text:p>-0.43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7:.H17];[.$D$20:.$H$20])" office:value-type="float" office:value="42.3609656054511" calcext:value-type="float">
            <text:p>42.360965605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style-name="ce11" office:value-type="currency" office:currency="USD" office:value="1475000" calcext:value-type="currency">
            <text:p>$1,475,000.00</text:p>
          </table:table-cell>
          <table:table-cell table:style-name="ce13" office:value-type="float" office:value="-0.711901663267022" calcext:value-type="float">
            <text:p>-0.71</text:p>
          </table:table-cell>
          <table:table-cell table:style-name="ce13" office:value-type="float" office:value="-0.791006445611246" calcext:value-type="float">
            <text:p>-0.79</text:p>
          </table:table-cell>
          <table:table-cell table:style-name="ce13" office:value-type="float" office:value="-0.594904888573435" calcext:value-type="float">
            <text:p>-0.59</text:p>
          </table:table-cell>
          <table:table-cell table:style-name="ce17" office:value-type="float" office:value="-0.426851409113208" calcext:value-type="float">
            <text:p>-0.43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8:.H18];[.$D$20:.$H$20])" office:value-type="float" office:value="38.5906487384929" calcext:value-type="float">
            <text:p>38.590648738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South Lake Tahoe, California</text:p>
          </table:table-cell>
          <table:table-cell table:style-name="ce12" office:value-type="currency" office:currency="USD" office:value="750000" calcext:value-type="currency">
            <text:p>$750,000.00</text:p>
          </table:table-cell>
          <table:table-cell table:style-name="ce14" office:value-type="float" office:value="-0.916940835794092" calcext:value-type="float">
            <text:p>-0.92</text:p>
          </table:table-cell>
          <table:table-cell table:style-name="ce14" office:value-type="float" office:value="-0.791006445611246" calcext:value-type="float">
            <text:p>-0.79</text:p>
          </table:table-cell>
          <table:table-cell table:style-name="ce14" office:value-type="float" office:value="-0.594904888573435" calcext:value-type="float">
            <text:p>-0.59</text:p>
          </table:table-cell>
          <table:table-cell table:style-name="ce18" office:value-type="float" office:value="-0.426851409113208" calcext:value-type="float">
            <text:p>-0.43</text:p>
          </table:table-cell>
          <table:table-cell table:style-name="ce19" office:value-type="float" office:value="39.05" calcext:value-type="float">
            <text:p>39.05</text:p>
          </table:table-cell>
          <table:table-cell table:formula="of:==SUMPRODUCT([.D19:.H19];[.$D$20:.$H$20])" office:value-type="float" office:value="37.3891191874843" calcext:value-type="float">
            <text:p>37.389119187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/>
          <table:table-cell table:number-columns-repeated="2"/>
          <table:table-cell office:value-type="float" office:value="5.86" calcext:value-type="float">
            <text:p>5.86</text:p>
          </table:table-cell>
          <table:table-cell office:value-type="float" office:value="-3.09" calcext:value-type="float">
            <text:p>-3.09</text:p>
          </table:table-cell>
          <table:table-cell office:value-type="float" office:value="1.75" calcext:value-type="float">
            <text:p>1.75</text:p>
          </table:table-cell>
          <table:table-cell office:value-type="float" office:value="-5.41" calcext:value-type="float">
            <text:p>-5.41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J4:.J19])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style-name="ce4"/>
          <table:table-cell office:value-type="string" calcext:value-type="string">
            <text:p>Budget</text:p>
          </table:table-cell>
          <table:table-cell table:number-columns-repeated="1022"/>
        </table:table-row>
        <table:table-row table:style-name="ro3">
          <table:table-cell table:style-name="ce4"/>
          <table:table-cell table:style-name="ce9" table:formula="of:=SUMPRODUCT([.C4:.C19];[.J4:.J19])" office:value-type="float" office:value="9725000" calcext:value-type="float">
            <text:p>9725000</text:p>
          </table:table-cell>
          <table:table-cell office:value-type="string" calcext:value-type="string">
            <text:p>&lt;=</text:p>
          </table:table-cell>
          <table:table-cell office:value-type="float" office:value="10000000" calcext:value-type="float">
            <text:p>10000000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9" table:formula="of:=SUM([.J13:.J19])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4"/>
          <table:table-cell office:value-type="string" calcext:value-type="string">
            <text:p>Objective (predicted profitability)</text:p>
          </table:table-cell>
          <table:table-cell table:number-columns-repeated="1022"/>
        </table:table-row>
        <table:table-row table:style-name="ro3">
          <table:table-cell table:style-name="ce4"/>
          <table:table-cell table:style-name="ce10" table:formula="of:=SUMPRODUCT([.I4:.I19];[.J4:.J19])" office:value-type="float" office:value="205.700904404104" calcext:value-type="float">
            <text:p>205.7009044041</text:p>
          </table:table-cell>
          <table:table-cell table:number-columns-repeated="1022"/>
        </table:table-row>
        <table:table-row table:style-name="ro3" table:number-rows-repeated="9">
          <table:table-cell table:style-name="ce4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:Sheet1.I19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21:53:59.37187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6-06-26T22:40:29.640625336</dc:date>
    <meta:editing-duration>P3DT4H6M31S</meta:editing-duration>
    <meta:editing-cycles>26</meta:editing-cycles>
    <meta:generator>LibreOffice/5.1.4.2$Linux_X86_64 LibreOffice_project/10m0$Build-2</meta:generator>
    <meta:document-statistic meta:table-count="3" meta:cell-count="186" meta:object-count="0"/>
  </office:meta>
</office:document-meta>
</file>